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" svg:font-family="Tahoma"/>
    <style:font-face style:name="sans-serif" svg:font-family="sans-serif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4pt" style:font-size-asian="14pt" style:font-size-complex="14pt"/>
    </style:style>
    <style:style style:name="P2" style:family="paragraph" style:parent-style-name="Standard">
      <style:text-properties fo:color="#000000" style:font-name="Liberation Serif" fo:font-size="14pt" officeooo:rsid="00160826" officeooo:paragraph-rsid="00160826" style:font-size-asian="14pt" style:font-size-complex="14pt"/>
    </style:style>
    <style:style style:name="P3" style:family="paragraph" style:parent-style-name="Standard" style:list-style-name="L1">
      <style:paragraph-properties fo:margin-top="0cm" fo:margin-bottom="0cm" style:contextual-spacing="false" fo:line-height="100%"/>
      <style:text-properties style:font-name="Liberation Serif" fo:font-size="12pt" style:text-underline-style="none" officeooo:rsid="001d9706" officeooo:paragraph-rsid="003b599a" style:font-size-asian="12pt" style:font-size-complex="12pt"/>
    </style:style>
    <style:style style:name="P4" style:family="paragraph" style:parent-style-name="Standard" style:list-style-name="L1">
      <style:paragraph-properties fo:margin-top="0cm" fo:margin-bottom="0cm" style:contextual-spacing="false" fo:line-height="100%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d9706" officeooo:paragraph-rsid="003b599a" style:font-size-asian="14pt" style:font-size-complex="14pt"/>
    </style:style>
    <style:style style:name="P5" style:family="paragraph" style:parent-style-name="Standard" style:list-style-name="L1">
      <style:paragraph-properties fo:margin-top="0cm" fo:margin-bottom="0cm" style:contextual-spacing="false" fo:line-height="100%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3b599a" officeooo:paragraph-rsid="003b599a" style:font-size-asian="14pt" style:font-size-complex="14pt"/>
    </style:style>
    <style:style style:name="P6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2pt" officeooo:paragraph-rsid="003d29a0" style:font-size-asian="12pt" style:font-size-complex="12pt"/>
    </style:style>
    <style:style style:name="P7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2pt" style:text-underline-style="none" officeooo:rsid="001d9706" officeooo:paragraph-rsid="003d29a0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1d9706" style:font-size-asian="14pt" style:font-size-complex="14pt"/>
    </style:style>
    <style:style style:name="P9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1d9706" style:font-size-asian="14pt" style:font-size-complex="14pt"/>
    </style:style>
    <style:style style:name="P10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36f654" style:font-size-asian="14pt" style:font-size-complex="14pt"/>
    </style:style>
    <style:style style:name="P11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3ad39e" style:font-size-asian="14pt" style:font-size-complex="14pt"/>
    </style:style>
    <style:style style:name="P12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3977c7" style:font-size-asian="14pt" style:font-size-complex="14pt"/>
    </style:style>
    <style:style style:name="P13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38d9cd" style:font-size-asian="14pt" style:font-size-complex="14pt"/>
    </style:style>
    <style:style style:name="P14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27ce2d" style:font-size-asian="14pt" style:font-size-complex="14pt"/>
    </style:style>
    <style:style style:name="P15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2ca66d" style:font-size-asian="14pt" style:font-size-complex="14pt"/>
    </style:style>
    <style:style style:name="P16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9706" officeooo:paragraph-rsid="002f9e40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paragraph-rsid="00160826" style:font-size-asian="14pt" style:font-size-complex="14pt"/>
    </style:style>
    <style:style style:name="P18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paragraph-rsid="001d9706" style:font-size-asian="14pt" style:font-size-complex="14pt"/>
    </style:style>
    <style:style style:name="P19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paragraph-rsid="003b599a" style:font-size-asian="14pt" style:font-size-complex="14pt"/>
    </style:style>
    <style:style style:name="P20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paragraph-rsid="003d29a0" style:font-size-asian="14pt" style:font-size-complex="14pt"/>
    </style:style>
    <style:style style:name="P21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4704" officeooo:paragraph-rsid="001d9706" style:font-size-asian="14pt" style:font-size-complex="14pt"/>
    </style:style>
    <style:style style:name="P22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1d4704" officeooo:paragraph-rsid="0036f654" style:font-size-asian="14pt" style:font-size-complex="14pt"/>
    </style:style>
    <style:style style:name="P23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25e4aa" officeooo:paragraph-rsid="001d9706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rsid="0025e4aa" officeooo:paragraph-rsid="0025e4aa" style:font-size-asian="14pt" style:font-size-complex="14pt"/>
    </style:style>
    <style:style style:name="P25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375cfb" style:font-size-asian="14pt" style:font-size-complex="14pt"/>
    </style:style>
    <style:style style:name="P26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27ce2d" style:font-size-asian="14pt" style:font-size-complex="14pt"/>
    </style:style>
    <style:style style:name="P27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2f9e40" style:font-size-asian="14pt" style:font-size-complex="14pt"/>
    </style:style>
    <style:style style:name="P28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317200" style:font-size-asian="14pt" style:font-size-complex="14pt"/>
    </style:style>
    <style:style style:name="P29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324f1d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rsid="0027ce2d" officeooo:paragraph-rsid="0027ce2d" style:font-size-asian="14pt" style:font-size-complex="14pt"/>
    </style:style>
    <style:style style:name="P31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officeooo:rsid="003b599a" officeooo:paragraph-rsid="003d29a0" style:font-size-asian="14pt" style:font-size-complex="14pt"/>
    </style:style>
    <style:style style:name="P32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2ca66d" style:font-size-asian="14pt" style:font-size-complex="14pt"/>
    </style:style>
    <style:style style:name="P33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34ef3a" style:font-size-asian="14pt" style:font-size-complex="14pt"/>
    </style:style>
    <style:style style:name="P34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28dc87" style:font-size-asian="14pt" style:font-size-complex="14pt"/>
    </style:style>
    <style:style style:name="P35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2abde4" style:font-size-asian="14pt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2893c1" style:font-size-asian="14pt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34ef3a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893c1" officeooo:paragraph-rsid="0028dc87" style:font-size-asian="14pt" style:font-size-complex="14pt"/>
    </style:style>
    <style:style style:name="P39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ca66d" officeooo:paragraph-rsid="002ca66d" style:font-size-asian="14pt" style:font-size-complex="14pt"/>
    </style:style>
    <style:style style:name="P40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27ce2d" officeooo:paragraph-rsid="00342a5f" style:font-size-asian="14pt" style:font-size-complex="14pt"/>
    </style:style>
    <style:style style:name="P41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1d9706" officeooo:paragraph-rsid="0034ef3a" style:font-size-asian="14pt" style:font-size-complex="14pt"/>
    </style:style>
    <style:style style:name="P42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1d9706" officeooo:paragraph-rsid="002abde4" style:font-size-asian="14pt" style:font-size-complex="14pt"/>
    </style:style>
    <style:style style:name="P43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1d9706" officeooo:paragraph-rsid="0038d9cd" style:font-size-asian="14pt" style:font-size-complex="14pt"/>
    </style:style>
    <style:style style:name="P44" style:family="paragraph" style:parent-style-name="Standard" style:list-style-name="L1">
      <style:paragraph-properties fo:margin-top="0cm" fo:margin-bottom="0cm" style:contextual-spacing="false" fo:line-height="100%"/>
      <style:text-properties fo:color="#000000" style:font-name="Liberation Serif" fo:font-size="14pt" style:text-underline-style="none" officeooo:rsid="001d9706" officeooo:paragraph-rsid="003b599a" style:font-size-asian="14pt" style:font-size-complex="14pt"/>
    </style:style>
    <style:style style:name="P45" style:family="paragraph" style:parent-style-name="Standard" style:list-style-name="L1">
      <style:paragraph-properties fo:margin-left="0.7cm" fo:margin-right="0cm" fo:margin-top="0cm" fo:margin-bottom="0cm" style:contextual-spacing="false" fo:line-height="100%" fo:text-align="start" style:justify-single-word="false" fo:text-indent="0.101cm" style:auto-text-indent="false"/>
      <style:text-properties fo:color="#000000" style:font-name="Liberation Serif" fo:font-size="14pt" officeooo:rsid="0027ce2d" officeooo:paragraph-rsid="002f9e40" style:font-size-asian="14pt" style:font-size-complex="14pt"/>
    </style:style>
    <style:style style:name="T1" style:family="text">
      <style:text-properties officeooo:rsid="00160826"/>
    </style:style>
    <style:style style:name="T2" style:family="text">
      <style:text-properties officeooo:rsid="001d4704"/>
    </style:style>
    <style:style style:name="T3" style:family="text">
      <style:text-properties officeooo:rsid="002893c1"/>
    </style:style>
    <style:style style:name="T4" style:family="text">
      <style:text-properties officeooo:rsid="0028dc87"/>
    </style:style>
    <style:style style:name="T5" style:family="text">
      <style:text-properties officeooo:rsid="002abde4"/>
    </style:style>
    <style:style style:name="T6" style:family="text">
      <style:text-properties style:text-underline-style="none" officeooo:rsid="001d9706"/>
    </style:style>
    <style:style style:name="T7" style:family="text">
      <style:text-properties style:text-underline-style="none" officeooo:rsid="0028dc87"/>
    </style:style>
    <style:style style:name="T8" style:family="text">
      <style:text-properties style:font-name-complex="ArialMT1"/>
    </style:style>
    <style:style style:name="T9" style:family="text">
      <style:text-properties officeooo:rsid="001d4704" style:font-name-complex="ArialMT1"/>
    </style:style>
    <style:style style:name="T10" style:family="text">
      <style:text-properties officeooo:rsid="0034ef3a"/>
    </style:style>
    <style:style style:name="T11" style:family="text">
      <style:text-properties officeooo:rsid="0036341f"/>
    </style:style>
    <style:style style:name="T12" style:family="text">
      <style:text-properties officeooo:rsid="0036f654"/>
    </style:style>
    <style:style style:name="T13" style:family="text">
      <style:text-properties officeooo:rsid="00375cfb"/>
    </style:style>
    <style:style style:name="T14" style:family="text">
      <style:text-properties officeooo:rsid="0038d9cd"/>
    </style:style>
    <style:style style:name="T15" style:family="text">
      <style:text-properties officeooo:rsid="003977c7"/>
    </style:style>
    <style:style style:name="T16" style:family="text">
      <style:text-properties officeooo:rsid="003ad39e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d9706" style:text-blinking="false"/>
    </style:style>
    <style:style style:name="T18" style:family="text">
      <style:text-properties fo:font-variant="normal" fo:text-transform="none" style:font-name="Helvetica Neue" fo:font-size="9.75pt" fo:letter-spacing="normal" fo:font-style="normal" style:text-underline-style="none" fo:font-weight="normal" officeooo:rsid="003d29a0" style:font-size-asian="12pt" style:font-size-complex="12pt"/>
    </style:style>
    <style:style style:name="T19" style:family="text">
      <style:text-properties fo:font-variant="normal" fo:text-transform="none" style:font-name="Helvetica Neue" fo:letter-spacing="normal" fo:font-style="normal" style:text-underline-style="none" fo:font-weight="normal" officeooo:rsid="003d29a0"/>
    </style:style>
    <style:style style:name="T20" style:family="text">
      <style:text-properties fo:font-variant="normal" fo:text-transform="none" fo:color="#000000" fo:letter-spacing="normal" fo:font-style="normal" fo:font-weight="normal" officeooo:rsid="002893c1" style:font-style-asian="normal" style:font-style-complex="normal" fo:padding="0cm" fo:border="none"/>
    </style:style>
    <style:style style:name="T21" style:family="text">
      <style:text-properties fo:font-variant="normal" fo:text-transform="none" fo:color="#000000" fo:letter-spacing="normal" fo:font-style="normal" fo:font-weight="normal" officeooo:rsid="003d29a0" style:font-style-asian="normal" style:font-style-complex="normal" fo:padding="0cm" fo:border="none"/>
    </style:style>
    <style:style style:name="T22" style:family="text">
      <style:text-properties fo:font-variant="normal" fo:text-transform="none" fo:color="#000000" fo:font-size="14pt" fo:letter-spacing="normal" fo:font-style="normal" fo:font-weight="normal" officeooo:rsid="002893c1" style:font-size-asian="14pt" style:font-style-asian="normal" style:font-size-complex="14pt" style:font-style-complex="normal" fo:padding="0cm" fo:border="none"/>
    </style:style>
    <style:style style:name="T23" style:family="text">
      <style:text-properties fo:font-variant="normal" fo:text-transform="none" fo:color="#000000" fo:font-size="14pt" fo:letter-spacing="normal" fo:font-style="normal" fo:font-weight="normal" officeooo:rsid="003d29a0" style:font-size-asian="14pt" style:font-style-asian="normal" style:font-size-complex="14pt" style:font-style-complex="normal" fo:padding="0cm" fo:border="none"/>
    </style:style>
    <style:style style:name="T24" style:family="text">
      <style:text-properties fo:font-variant="normal" fo:text-transform="none" fo:letter-spacing="normal" fo:font-style="normal" style:text-underline-style="none" fo:font-weight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d9706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2893c1"/>
    </style:style>
    <style:style style:name="T27" style:family="text">
      <style:text-properties fo:font-variant="normal" fo:text-transform="none" fo:letter-spacing="normal" fo:font-style="normal" style:text-underline-style="none" fo:font-weight="normal" officeooo:rsid="002893c1" style:font-size-asian="12pt" style:font-size-complex="12pt"/>
    </style:style>
    <style:style style:name="T28" style:family="text">
      <style:text-properties fo:font-variant="normal" fo:text-transform="none" fo:letter-spacing="normal" fo:font-style="normal" style:text-underline-style="none" fo:font-weight="normal" officeooo:rsid="003d29a0"/>
    </style:style>
    <style:style style:name="T29" style:family="text">
      <style:text-properties fo:font-variant="normal" fo:text-transform="none" fo:letter-spacing="normal" fo:font-style="normal" style:text-underline-style="none" fo:font-weight="normal" officeooo:rsid="003eb2ad"/>
    </style:style>
    <style:style style:name="T30" style:family="text">
      <style:text-properties fo:font-variant="normal" fo:text-transform="none" fo:letter-spacing="normal" fo:font-style="normal" fo:font-weight="normal" officeooo:rsid="002893c1" style:font-style-asian="normal" style:font-style-complex="normal" fo:padding="0cm" fo:border="none"/>
    </style:style>
    <style:style style:name="T31" style:family="text">
      <style:text-properties fo:font-variant="normal" fo:text-transform="none" fo:letter-spacing="normal" fo:font-style="normal" fo:font-weight="normal" officeooo:rsid="003b599a" style:font-style-asian="normal" style:font-style-complex="normal" fo:padding="0cm" fo:border="none"/>
    </style:style>
    <style:style style:name="T32" style:family="text">
      <style:text-properties fo:font-variant="normal" fo:text-transform="none" fo:letter-spacing="normal" fo:font-style="normal" fo:font-weight="normal" style:font-style-asian="normal" style:font-style-complex="normal" fo:padding="0cm" fo:border="none"/>
    </style:style>
    <style:style style:name="T33" style:family="text">
      <style:text-properties fo:font-variant="normal" fo:text-transform="none" fo:letter-spacing="normal" fo:font-style="normal" fo:font-weight="normal" officeooo:rsid="003eb2ad" style:font-style-asian="normal" style:font-style-complex="normal" fo:padding="0cm" fo:border="none"/>
    </style:style>
    <style:style style:name="T34" style:family="text">
      <style:text-properties fo:font-variant="normal" fo:text-transform="none" fo:font-size="14pt" fo:letter-spacing="normal" fo:font-style="normal" fo:font-weight="normal" officeooo:rsid="002893c1" style:font-size-asian="14pt" style:font-style-asian="normal" style:font-size-complex="14pt" style:font-style-complex="normal" fo:padding="0cm" fo:border="none"/>
    </style:style>
    <style:style style:name="T35" style:family="text">
      <style:text-properties fo:font-variant="normal" fo:text-transform="none" fo:font-size="14pt" fo:letter-spacing="normal" fo:font-style="normal" fo:font-weight="normal" officeooo:rsid="003b599a" style:font-size-asian="14pt" style:font-style-asian="normal" style:font-size-complex="14pt" style:font-style-complex="normal" fo:padding="0cm" fo:border="none"/>
    </style:style>
    <style:style style:name="T36" style:family="text">
      <style:text-properties fo:font-variant="normal" fo:text-transform="none" fo:font-size="14pt" fo:letter-spacing="normal" fo:font-style="normal" fo:font-weight="normal" style:font-size-asian="14pt" style:font-style-asian="normal" style:font-size-complex="14pt" style:font-style-complex="normal" fo:padding="0cm" fo:border="none"/>
    </style:style>
    <style:style style:name="T37" style:family="text">
      <style:text-properties fo:font-variant="normal" fo:text-transform="none" fo:font-size="14pt" fo:letter-spacing="normal" fo:font-style="normal" fo:font-weight="normal" officeooo:rsid="003eb2ad" style:font-size-asian="14pt" style:font-style-asian="normal" style:font-size-complex="14pt" style:font-style-complex="normal" fo:padding="0cm" fo:border="none"/>
    </style:style>
    <style:style style:name="T38" style:family="text">
      <style:text-properties fo:font-variant="normal" fo:text-transform="none" fo:font-size="14pt" fo:letter-spacing="normal" fo:font-style="normal" style:text-underline-style="none" fo:font-weight="normal" officeooo:rsid="002893c1" style:font-size-asian="14pt" style:font-style-asian="normal" style:font-size-complex="14pt" style:font-style-complex="normal" fo:padding="0cm" fo:border="none"/>
    </style:style>
    <style:style style:name="T39" style:family="text">
      <style:text-properties fo:font-variant="normal" fo:text-transform="none" fo:font-size="14pt" fo:letter-spacing="normal" fo:font-style="normal" style:text-underline-style="none" fo:font-weight="normal" officeooo:rsid="003eb2ad" style:font-size-asian="14pt" style:font-style-asian="normal" style:font-size-complex="14pt" style:font-style-complex="normal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Lección 1 Recuperación</text:span></text:p>
      <text:p text:style-name="P1"><text:tab/></text:p>
      <text:p text:style-name="P2">Nombre:</text:p>
      <text:p text:style-name="P2">Paralelo:</text:p>
      <text:p text:style-name="P2">Fecha: </text:p>
      <text:p text:style-name="P2"/>
      <text:p text:style-name="P8">Solo puede escoger 2 opciones como verdaderas.</text:p>
      <text:p text:style-name="P17"/>
      <text:list xml:id="list6403009603120587953" text:style-name="L1">
        <text:list-item>
          <text:p text:style-name="P21">¿Escoja los puntos correctos al momento de elegir un antivirus?</text:p>
          <text:p text:style-name="P18"/>
          <text:list>
            <text:list-item>
              <text:p text:style-name="P22">( <text:s/>) <text:s/><text:span text:style-name="T12">Debe afectar el rendimiento o desempeño normal del equipo</text:span></text:p>
            </text:list-item>
            <text:list-item>
              <text:p text:style-name="P9">( <text:s/>) <text:s/>Permite almacenar datos.</text:p>
            </text:list-item>
            <text:list-item>
              <text:p text:style-name="P10">( <text:s/>) <text:s/><text:span text:style-name="T12">El programa residente en memoria debe ser lo mas pequeño posible</text:span>.</text:p>
            </text:list-item>
            <text:list-item>
              <text:p text:style-name="P9">( <text:s/>) <text:s/><text:span text:style-name="T11">D</text:span>ebe permitir la creación de discos de emergencia o de rescate.</text:p>
            </text:list-item>
            <text:list-item>
              <text:p text:style-name="P9">( <text:s/>) <text:s/>Que bloquee paginas con contenido inadecuado.</text:p>
            </text:list-item>
          </text:list>
        </text:list-item>
      </text:list>
      <text:p text:style-name="P17"><text:tab/></text:p>
      <text:list xml:id="list40030180794198" text:continue-numbering="true" text:style-name="L1">
        <text:list-item>
          <text:p text:style-name="P9"><text:span text:style-name="T2">¿</text:span>Escoja l<text:span text:style-name="T14">a</text:span>s <text:span text:style-name="T14">limitaciones</text:span> de un cortafuegos?</text:p>
          <text:p text:style-name="P9"/>
          <text:list>
            <text:list-item>
              <text:p text:style-name="P11">( <text:s/>) <text:s/><text:span text:style-name="T16">Se filtra cada paquete basándose únicamente en la información contenida en el paquete en sí.</text:span></text:p>
            </text:list-item>
            <text:list-item>
              <text:p text:style-name="P12">( <text:s/>) <text:s/><text:span text:style-name="T15">El hueco que no se tapa y que coincidentemente o no, es descubierto por un intruso</text:span>.</text:p>
            </text:list-item>
            <text:list-item>
              <text:p text:style-name="P13">( <text:s/>) <text:s/><text:span text:style-name="T15">No protege de la gente que está dentro de la red interna.</text:span>.</text:p>
            </text:list-item>
            <text:list-item>
              <text:p text:style-name="P9">( <text:s/>) <text:s/><text:span text:style-name="T14">S</text:span>on sistemas inteligentes.</text:p>
            </text:list-item>
            <text:list-item>
              <text:p text:style-name="P13">( <text:s/>) <text:s/><text:span text:style-name="T14">"Es contra humanos",</text:span></text:p>
              <text:p text:style-name="P23"/>
            </text:list-item>
          </text:list>
        </text:list-item>
        <text:list-item>
          <text:p text:style-name="P14"><text:span text:style-name="T2">¿</text:span>Escoja <text:span text:style-name="T13">los cortafuegos que han ocurrido en la historia</text:span>?</text:p>
          <text:p text:style-name="P14"/>
          <text:list>
            <text:list-item>
              <text:p text:style-name="P25">( <text:s/>) <text:s/><text:span text:style-name="T13">CORTAFUEGOS DE RESTRICCION</text:span></text:p>
            </text:list-item>
            <text:list-item>
              <text:p text:style-name="P25">( <text:s/>) <text:s/><text:span text:style-name="T13">CORTAFUEGOS DE BLOQUEO</text:span></text:p>
            </text:list-item>
            <text:list-item>
              <text:p text:style-name="P25">( <text:s/>) <text:s/><text:span text:style-name="T13">CORTAFUEGOS DE ESTADO</text:span></text:p>
            </text:list-item>
            <text:list-item>
              <text:p text:style-name="P25">( <text:s/>) <text:s/><text:span text:style-name="T13">CORTAFUEGOS <text:s/>FISICO</text:span></text:p>
            </text:list-item>
            <text:list-item>
              <text:p text:style-name="P25">( <text:s/>) <text:s/><text:span text:style-name="T13">CORTAFUEGOS DE APLICACIÓN</text:span></text:p>
              <text:p text:style-name="P26"/>
              <text:p text:style-name="P45"><text:span text:style-name="T6">Solo </text:span><text:span text:style-name="T7">una opción es verdadera</text:span><text:span text:style-name="T6">.</text:span></text:p>
            </text:list-item>
          </text:list>
        </text:list-item>
      </text:list>
      <text:p text:style-name="P30"/>
      <text:list xml:id="list40028817408879" text:continue-numbering="true" text:style-name="L1">
        <text:list-item>
          <text:p text:style-name="P15"><text:span text:style-name="T2">¿Que hace el comando </text:span><text:span text:style-name="T9">MKDIR</text:span>?<text:tab/></text:p>
          <text:p text:style-name="P15"/>
          <text:list>
            <text:list-item>
              <text:p text:style-name="P32">( <text:s/>) <text:s/><text:span text:style-name="T8">Compara dos ficheros y verifica si las copias son exactas</text:span>.</text:p>
            </text:list-item>
            <text:list-item>
              <text:p text:style-name="P32">( <text:s/>) <text:s/><text:span text:style-name="T8">Permite cambiar de un directorio activo a otro</text:span>.</text:p>
            </text:list-item>
            <text:list-item>
              <text:p text:style-name="P39">( <text:s/>) <text:s/>Crea directorios.</text:p>
            </text:list-item>
            <text:list-item>
              <text:p text:style-name="P32">( <text:s/>) <text:s/><text:span text:style-name="T8">Ver el contenido de archivos de texto, haciendo un listado (no permite el uso de comodines).</text:span></text:p>
            </text:list-item>
            <text:list-item>
              <text:p text:style-name="P32">( <text:s/>) <text:s/><text:span text:style-name="T8">Imprime archivo de texto</text:span>.</text:p>
            </text:list-item>
          </text:list>
        </text:list-item>
      </text:list>
      <text:p text:style-name="P36"/>
      <text:list xml:id="list40029357032051" text:continue-numbering="true" text:style-name="L1">
        <text:list-item>
          <text:p text:style-name="P16"><text:soft-page-break/><text:span text:style-name="T2">¿Que hace el comando </text:span><text:span text:style-name="T9">DIR</text:span>?</text:p>
          <text:p text:style-name="P16"/>
          <text:list>
            <text:list-item>
              <text:p text:style-name="P27">( <text:s/>) <text:s/><text:span text:style-name="T14">Regresa a la acción anterior</text:span>.</text:p>
            </text:list-item>
            <text:list-item>
              <text:p text:style-name="P27">( <text:s/>) <text:s/><text:span text:style-name="T8">Permite cambiar de un directorio activo a otro</text:span></text:p>
            </text:list-item>
            <text:list-item>
              <text:p text:style-name="P28">( <text:s/>) <text:s/><text:span text:style-name="T8">Ver el contenido de archivos de texto, haciendo un listado</text:span></text:p>
            </text:list-item>
            <text:list-item>
              <text:p text:style-name="P29">( <text:s/>) <text:s/><text:span text:style-name="T8">Lista todos los ficheros y directorios de la ruta en la que nos encontramos</text:span></text:p>
            </text:list-item>
            <text:list-item>
              <text:p text:style-name="P40">( <text:s/>) <text:s/><text:span text:style-name="T8">Copia el fichero origen al fichero destino</text:span>.</text:p>
            </text:list-item>
          </text:list>
        </text:list-item>
      </text:list>
      <text:p text:style-name="P38"/>
      <text:list xml:id="list40030090616383" text:continue-numbering="true" text:style-name="L1">
        <text:list-item>
          <text:p text:style-name="P41"><text:span text:style-name="T2">¿Cual de las siguientes teclas de acceso rápido, Alternar foco a la siguiente pestaña</text:span>?</text:p>
        </text:list-item>
      </text:list>
      <text:p text:style-name="P24"/>
      <text:list xml:id="list40029073253720" text:continue-numbering="true" text:style-name="L1">
        <text:list-item>
          <text:list>
            <text:list-item>
              <text:p text:style-name="P33">( <text:s/>) <text:s/><text:span text:style-name="T10">Ctrl + F4</text:span></text:p>
            </text:list-item>
            <text:list-item>
              <text:p text:style-name="P33">( <text:s/>) <text:s/><text:span text:style-name="T10">Ctrl + Tab</text:span></text:p>
            </text:list-item>
            <text:list-item>
              <text:p text:style-name="P34">( <text:s/>) <text:s/><text:span text:style-name="T4">Win + M</text:span></text:p>
            </text:list-item>
            <text:list-item>
              <text:p text:style-name="P33">( <text:s/>) <text:s/><text:span text:style-name="T10">Ctrl + Esc</text:span></text:p>
            </text:list-item>
            <text:list-item>
              <text:p text:style-name="P33">( <text:s/>) <text:s/><text:span text:style-name="T10">Ctrl + T</text:span>.</text:p>
              <text:p text:style-name="P34"/>
            </text:list-item>
          </text:list>
        </text:list-item>
        <text:list-item>
          <text:p text:style-name="P41"><text:span text:style-name="T2">¿Cual de las siguientes teclas de acceso rápido, Maximizar ventana activa<text:tab/></text:span>?</text:p>
          <text:p text:style-name="P42"/>
          <text:list>
            <text:list-item>
              <text:p text:style-name="P35">( <text:s/>) <text:s/><text:span text:style-name="T5">Ctrl + Tab</text:span></text:p>
            </text:list-item>
            <text:list-item>
              <text:p text:style-name="P33">( <text:s/>) <text:s/><text:span text:style-name="T10">Alt + espacio + X</text:span></text:p>
            </text:list-item>
            <text:list-item>
              <text:p text:style-name="P33">( <text:s/>) <text:s/><text:span text:style-name="T10">Alt + espacio + S</text:span></text:p>
            </text:list-item>
            <text:list-item>
              <text:p text:style-name="P33">( <text:s/>) <text:s/><text:span text:style-name="T10">Win + Mayusc + M</text:span></text:p>
            </text:list-item>
            <text:list-item>
              <text:p text:style-name="P33">( <text:s/>) <text:s/><text:span text:style-name="T10">Win + D</text:span></text:p>
            </text:list-item>
          </text:list>
        </text:list-item>
      </text:list>
      <text:p text:style-name="P37"/>
      <text:list xml:id="list40030155853145" text:continue-numbering="true" text:style-name="L1">
        <text:list-item>
          <text:p text:style-name="P43"><text:span text:style-name="T2">¿Para que sirve el scandisk</text:span>?</text:p>
          <text:list>
            <text:list-item>
              <text:p text:style-name="P4"><text:span text:style-name="T3">( <text:s/>) <text:s/>P</text:span>ara saber si hay errores físicos o lógicos en el disco duro que podría eventualmente causar algún problema en la ejecución de Windows</text:p>
            </text:list-item>
            <text:list-item>
              <text:p text:style-name="P5"><text:span text:style-name="T3">( <text:s/>) <text:s/></text:span>Para saber si el computador esta afectado por un virus, y si lo tiene lo repara.</text:p>
            </text:list-item>
            <text:list-item>
              <text:p text:style-name="P5"><text:span text:style-name="T3">( <text:s/>) <text:s/></text:span>Para limpiar espacio dentro del computador.</text:p>
            </text:list-item>
          </text:list>
        </text:list-item>
        <text:list-item>
          <text:p text:style-name="P43"><text:span text:style-name="T2">¿Para que sirve el punto de restauracion</text:span>?</text:p>
          <text:list>
            <text:list-item>
              <text:p text:style-name="P19"><text:span text:style-name="T26">( <text:s/>) <text:s/></text:span><text:span text:style-name="T28">En el caso que no recuerde el password de inicio de sesion, el punto de restauracion me permite entrar.</text:span></text:p>
            </text:list-item>
            <text:list-item>
              <text:p text:style-name="P20"><text:span text:style-name="T26">( <text:s/>) <text:s/></text:span><text:span text:style-name="T28">Si se roban el disco duro, a traves de punto de restauracion, se puede recuperar la información.</text:span></text:p>
            </text:list-item>
            <text:list-item>
              <text:p text:style-name="P31"><text:span text:style-name="T26">( <text:s/>) <text:s/></text:span><text:span text:style-name="T24">E</text:span><text:span text:style-name="T25">s una </text:span><text:span text:style-name="T17">copia de seguridad </text:span><text:span text:style-name="T25">de la información contenida en un computador y que se clasifica con una fecha y hora específica.</text:span></text:p>
            </text:list-item>
            <text:list-item>
              <text:p text:style-name="P31"><text:span text:style-name="T26">( <text:s/>) <text:s/></text:span><text:span text:style-name="T29">Se usa para escanear el disco, y si hay problemas, lo restaura.</text:span></text:p>
            </text:list-item>
          </text:list>
        </text:list-item>
        <text:list-item>
          <text:p text:style-name="P44"><text:span text:style-name="T2">¿Para que sirve el defragmentador de disco</text:span>?</text:p>
          <text:list>
            <text:list-item>
              <text:p text:style-name="P3"><text:span text:style-name="Emphasis"><text:span text:style-name="T22">( <text:s/>) <text:s/></text:span></text:span><text:span text:style-name="Emphasis"><text:span text:style-name="T23">Para analizar el disco, y en el caso que encuentre un virus, lo borra.</text:span></text:span></text:p>
            </text:list-item>
            <text:list-item>
              <text:p text:style-name="P7"><text:span text:style-name="Emphasis"><text:span text:style-name="T34">( <text:s/>) <text:s/></text:span></text:span><text:span text:style-name="Emphasis"><text:span text:style-name="T35">Para limpiar espacio dentro del computador.</text:span></text:span></text:p>
            </text:list-item>
            <text:list-item>
              <text:p text:style-name="P7"><text:span text:style-name="Emphasis"><text:span text:style-name="T34">( <text:s/>) <text:s/></text:span></text:span><text:span text:style-name="Emphasis"><text:span text:style-name="T35">S</text:span></text:span><text:span text:style-name="Emphasis"><text:span text:style-name="T36">e usa generalmente para agilizar el acceso a los datos.</text:span></text:span></text:p>
            </text:list-item>
            <text:list-item>
              <text:p text:style-name="P6"><text:span text:style-name="Emphasis"><text:span text:style-name="T38">( <text:s/>) <text:s/></text:span></text:span><text:span text:style-name="Emphasis"><text:span text:style-name="T39">Se usa para dividir el disco en pequeños elementos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" svg:font-family="Tahoma"/>
    <style:font-face style:name="sans-serif" svg:font-family="sans-serif"/>
    <style:font-face style:name="FreeSans1" svg:font-family="FreeSans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-BoldMT1" svg:font-family="Arial-BoldMT" style:font-family-generic="system" style:font-pitch="variable"/>
    <style:font-face style:name="ArialMT1" svg:font-family="ArialMT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9:37:14.254188940</meta:creation-date>
    <dc:date>2015-06-17T04:00:28.618625950</dc:date>
    <meta:editing-duration>PT2H18M48S</meta:editing-duration>
    <meta:editing-cycles>28</meta:editing-cycles>
    <meta:generator>LibreOffice/4.2.8.2$Linux_X86_64 LibreOffice_project/420m0$Build-2</meta:generator>
    <meta:document-statistic meta:table-count="0" meta:image-count="0" meta:object-count="0" meta:page-count="2" meta:paragraph-count="64" meta:word-count="623" meta:character-count="3119" meta:non-whitespace-character-count="2506"/>
  </office:meta>
</office:document-meta>
</file>